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83cm" fo:min-width="4.58cm" fo:padding-top="0.142cm" fo:padding-bottom="0.142cm" fo:padding-left="0.267cm" fo:padding-right="0.267cm"/>
    </style:style>
    <style:style style:name="gr2" style:family="graphic" style:parent-style-name="standard">
      <style:graphic-properties svg:stroke-color="#ff6d6d" draw:fill-color="#ff6d6d" draw:textarea-horizontal-align="justify" draw:textarea-vertical-align="middle" draw:auto-grow-height="false" fo:min-height="4.83cm" fo:min-width="2.99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4.83cm" fo:min-width="1.088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4.546cm" fo:padding-top="0.142cm" fo:padding-bottom="0.142cm" fo:padding-left="0.267cm" fo:padding-right="0.267cm"/>
    </style:style>
    <style:style style:name="gr7" style:family="graphic" style:parent-style-name="standard">
      <style:graphic-properties svg:stroke-color="#b4c7dc" draw:fill-color="#b4c7dc" draw:textarea-horizontal-align="justify" draw:textarea-vertical-align="middle" draw:auto-grow-height="false" fo:min-height="1.337cm" fo:min-width="4.58cm"/>
    </style:style>
    <style:style style:name="gr8" style:family="graphic" style:parent-style-name="standard">
      <style:graphic-properties svg:stroke-color="#ff6d6d" draw:fill-color="#ff6d6d" draw:textarea-horizontal-align="justify" draw:textarea-vertical-align="middle" draw:auto-grow-height="false" fo:min-height="3.243cm" fo:min-width="4.58cm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2.925cm" fo:min-width="4.58cm"/>
    </style:style>
    <style:style style:name="gr10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58cm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1.337cm" fo:min-width="1.087cm"/>
    </style:style>
    <style:style style:name="gr12" style:family="graphic" style:parent-style-name="standard">
      <style:graphic-properties svg:stroke-color="#ff3838" draw:fill-color="#ff6d6d" draw:textarea-horizontal-align="justify" draw:textarea-vertical-align="middle" draw:auto-grow-height="false" fo:min-height="1.655cm" fo:min-width="4.58cm"/>
    </style:style>
    <style:style style:name="gr13" style:family="graphic" style:parent-style-name="standard">
      <style:graphic-properties svg:stroke-color="#ff6d6d" draw:fill-color="#ff6d6d" draw:textarea-horizontal-align="justify" draw:textarea-vertical-align="middle" draw:auto-grow-height="false" fo:min-height="1.338cm" fo:min-width="2.99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1.317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5.08cm" svg:x="1.317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.58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3.85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.588cm" svg:height="5.08cm" svg:x="4.809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12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5.12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3.53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.95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.26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3.53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5.1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7.667cm" svg:y="2.5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1.587cm" svg:x="7.667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493cm" svg:x="7.667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93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0.20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9.88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8.30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8.61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9.8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1.47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14.017cm" svg:y="2.5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08cm" svg:height="3.175cm" svg:x="14.017cm" svg:y="4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8cm" svg:height="1.905cm" svg:x="14.0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5.28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6.55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7.82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7.82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16.23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65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96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6.23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7.8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7.667cm" svg:y="9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87cm" svg:height="1.587cm" svg:x="11.16cm" svg:y="11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1.587cm" svg:x="7.667cm" svg:y="13.0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1.905cm" svg:x="7.667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8.937cm" svg:y="13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0.207cm" svg:y="13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11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9.889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493cm" svg:height="1.588cm" svg:x="7.667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8.302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8.61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9.88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1.477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3.857cm" svg:y1="7.667cm" svg:x2="3.857cm" svg:y2="8.62cm">
          <text:p/>
        </draw:line>
        <draw:line draw:style-name="gr14" draw:text-style-name="P6" draw:layer="layout" svg:x1="16.557cm" svg:y1="7.667cm" svg:x2="16.557cm" svg:y2="8.62cm">
          <text:p/>
        </draw:line>
        <draw:line draw:style-name="gr14" draw:text-style-name="P6" draw:layer="layout" svg:x1="10.207cm" svg:y1="7.667cm" svg:x2="10.207cm" svg:y2="8.62cm">
          <text:p/>
        </draw:line>
        <draw:line draw:style-name="gr14" draw:text-style-name="P6" draw:layer="layout" svg:x1="3.857cm" svg:y1="8.62cm" svg:x2="16.557cm" svg:y2="8.62cm">
          <text:p/>
        </draw:line>
        <draw:line draw:style-name="gr15" draw:text-style-name="P6" draw:layer="layout" svg:x1="10.207cm" svg:y1="8.62cm" svg:x2="10.207cm" svg:y2="9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4:17:27.185998048</meta:creation-date>
    <dc:date>2020-12-06T14:27:25.525745003</dc:date>
    <meta:editing-duration>PT9M58S</meta:editing-duration>
    <meta:editing-cycles>1</meta:editing-cycles>
    <meta:document-statistic meta:object-count="55"/>
    <meta:generator>LibreOffice/7.0.3.1$Linux_X86_64 LibreOffice_project/00$Build-1</meta:generator>
  </office:meta>
</office:document-meta>
</file>